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4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548cm"/>
    </style:style>
    <style:style style:name="gr14" style:family="graphic" style:parent-style-name="standard">
      <style:graphic-properties svg:stroke-color="#111111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P8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Times New Roman'" style:font-style-name="Italic" style:font-family-generic="roman" style:font-pitch="variable" fo:font-size="12pt"/>
    </style:style>
    <style:style style:name="T2" style:family="text"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4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'Times New Roman'" style:font-style-name="Italic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7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8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54cm" svg:height="0.762cm" svg:x="4.61cm" svg:y="2.778cm">
          <text:p text:style-name="P1"><text:span text:style-name="T1">Developers</text:span></text:p>
        </draw:rect>
        <draw:rect draw:style-name="gr1" draw:text-style-name="P2" xml:id="id3" draw:id="id3" draw:layer="layout" svg:width="2.54cm" svg:height="0.762cm" svg:x="9.001cm" svg:y="2.778cm">
          <text:p text:style-name="P1"><text:span text:style-name="T1">Users</text:span></text:p>
        </draw:rect>
        <draw:ellipse draw:style-name="gr2" draw:text-style-name="P3" xml:id="id2" draw:id="id2" draw:layer="layout" svg:width="2.54cm" svg:height="1.524cm" svg:x="4.61cm" svg:y="4.991cm">
          <text:p text:style-name="P1"><text:span text:style-name="T2">Plugin </text:span></text:p>
          <text:p text:style-name="P1"><text:span text:style-name="T2">manager</text:span></text:p>
        </draw:ellipse>
        <draw:ellipse draw:style-name="gr2" draw:text-style-name="P3" xml:id="id4" draw:id="id4" draw:layer="layout" svg:width="2.54cm" svg:height="1.524cm" svg:x="9.028cm" svg:y="5.056cm">
          <text:p text:style-name="P1"><text:span text:style-name="T2">Evaluator</text:span></text:p>
        </draw:ellipse>
        <draw:rect draw:style-name="gr3" draw:text-style-name="P5" xml:id="id5" draw:id="id5" draw:layer="layout" svg:width="6.096cm" svg:height="2.286cm" svg:x="2.832cm" svg:y="7.766cm">
          <text:p text:style-name="P1"><text:span text:style-name="T2">Algorithm</text:span></text:p>
          <text:list text:style-name="L1">
            <text:list-item>
              <text:p text:style-name="P4"><text:span text:style-name="T3">Mine or use dataset.</text:span></text:p>
            </text:list-item>
            <text:list-item>
              <text:p text:style-name="P4"><text:span text:style-name="T3">Create or use KBase.</text:span></text:p>
            </text:list-item>
            <text:list-item>
              <text:p text:style-name="P4"><text:span text:style-name="T3">Implement algorithms such as.</text:span></text:p>
              <text:p text:style-name="P4"><text:span text:style-name="T3">memory-based CF, model-based CF.</text:span></text:p>
            </text:list-item>
          </text:list>
        </draw:rect>
        <draw:rect draw:style-name="gr3" draw:text-style-name="P5" xml:id="id6" draw:id="id6" draw:layer="layout" svg:width="5.08cm" svg:height="2.286cm" svg:x="11.768cm" svg:y="7.766cm">
          <text:p text:style-name="P1"><text:span text:style-name="T2">Dataset / KBase</text:span></text:p>
          <text:list text:style-name="L1">
            <text:list-item>
              <text:p text:style-name="P4"><text:span text:style-name="T4">Dataset includes rating matrix </text:span></text:p>
              <text:p text:style-name="P4"><text:span text:style-name="T4">and user/item profiles.</text:span></text:p>
            </text:list-item>
            <text:list-item>
              <text:p text:style-name="P4"><text:span text:style-name="T4">KBase is knowledge model </text:span></text:p>
              <text:p text:style-name="P4"><text:span text:style-name="T4">created by algorithms.</text:span></text:p>
            </text:list-item>
          </text:list>
        </draw:rect>
        <draw:connector draw:style-name="gr4" draw:text-style-name="P1" draw:layer="layout" draw:type="line" svg:x1="5.88cm" svg:y1="3.54cm" svg:x2="5.88cm" svg:y2="4.991cm" draw:start-shape="id1" draw:start-glue-point="2" draw:end-shape="id2" draw:end-glue-point="0" svg:d="M5880 3540v1451">
          <text:p/>
        </draw:connector>
        <draw:connector draw:style-name="gr5" draw:text-style-name="P1" draw:layer="layout" draw:type="line" svg:x1="10.271cm" svg:y1="3.54cm" svg:x2="10.298cm" svg:y2="5.056cm" draw:start-shape="id3" draw:start-glue-point="2" draw:end-shape="id4" draw:end-glue-point="0" svg:d="M10271 3540l27 1516">
          <text:p/>
        </draw:connector>
        <draw:connector draw:style-name="gr4" draw:text-style-name="P1" draw:layer="layout" draw:type="line" svg:x1="5.88cm" svg:y1="6.515cm" svg:x2="5.88cm" svg:y2="7.766cm" draw:start-shape="id2" draw:start-glue-point="2" draw:end-shape="id5" draw:end-glue-point="0" svg:d="M5880 6515v1251">
          <text:p/>
        </draw:connector>
        <draw:connector draw:style-name="gr4" draw:text-style-name="P1" draw:layer="layout" draw:type="line" svg:x1="10.298cm" svg:y1="6.58cm" svg:x2="5.88cm" svg:y2="7.766cm" draw:start-shape="id4" draw:start-glue-point="2" draw:end-shape="id5" draw:end-glue-point="0" svg:d="M10298 6580l-4418 1186">
          <text:p/>
        </draw:connector>
        <draw:connector draw:style-name="gr4" draw:text-style-name="P1" draw:layer="layout" draw:type="line" svg:x1="10.298cm" svg:y1="6.58cm" svg:x2="14.308cm" svg:y2="7.766cm" draw:start-shape="id4" draw:start-glue-point="2" draw:end-shape="id6" draw:end-glue-point="0" svg:d="M10298 6580l4010 1186">
          <text:p/>
        </draw:connector>
        <draw:connector draw:style-name="gr4" draw:text-style-name="P1" draw:layer="layout" draw:type="line" svg:x1="8.928cm" svg:y1="8.909cm" svg:x2="11.768cm" svg:y2="8.909cm" draw:start-shape="id5" draw:start-glue-point="1" draw:end-shape="id6" draw:end-glue-point="3" svg:d="M8928 8909h2840">
          <text:p/>
        </draw:connector>
        <draw:ellipse draw:style-name="gr2" draw:text-style-name="P7" xml:id="id7" draw:id="id7" draw:layer="layout" svg:width="3.048cm" svg:height="1.524cm" svg:x="12.786cm" svg:y="11.249cm">
          <text:p text:style-name="P6"><text:span text:style-name="T5">Parser / Modeler</text:span></text:p>
        </draw:ellipse>
        <draw:custom-shape draw:style-name="gr6" draw:text-style-name="P5" xml:id="id8" draw:id="id8" draw:layer="layout" svg:width="2.921cm" svg:height="1.651cm" svg:x="8.839cm" svg:y="13.559cm">
          <text:p text:style-name="P1"><text:span text:style-name="T6">Raw rating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12.786cm" svg:y1="12.011cm" svg:x2="10.3cm" svg:y2="13.559cm" draw:start-shape="id7" draw:start-glue-point="3" draw:end-shape="id8" draw:end-glue-point="5" svg:d="M12786 12011l-2486 1548">
          <text:p/>
        </draw:connector>
        <draw:frame draw:style-name="gr7" draw:text-style-name="P8" draw:layer="layout" svg:width="3.11cm" svg:height="0.611cm" svg:x="2.959cm" svg:y="3.918cm">
          <draw:text-box>
            <text:p><text:span text:style-name="T7">plug new algorithms</text:span></text:p>
          </draw:text-box>
        </draw:frame>
        <draw:frame draw:style-name="gr8" draw:text-style-name="P8" draw:layer="layout" svg:width="2.991cm" svg:height="0.611cm" svg:x="10.159cm" svg:y="3.919cm">
          <draw:text-box>
            <text:p><text:span text:style-name="T7">evaluate algorithms</text:span></text:p>
          </draw:text-box>
        </draw:frame>
        <draw:frame draw:style-name="gr9" draw:text-style-name="P8" draw:layer="layout" svg:width="1.48cm" svg:height="0.611cm" svg:x="4.56cm" svg:y="6.62cm">
          <draw:text-box>
            <text:p><text:span text:style-name="T7">manage</text:span></text:p>
          </draw:text-box>
        </draw:frame>
        <draw:frame draw:style-name="gr10" draw:text-style-name="P8" draw:layer="layout" svg:width="0.925cm" svg:height="0.611cm" svg:x="7.66cm" svg:y="6.621cm">
          <draw:text-box>
            <text:p><text:span text:style-name="T7">use</text:span></text:p>
          </draw:text-box>
        </draw:frame>
        <draw:frame draw:style-name="gr10" draw:text-style-name="P8" draw:layer="layout" svg:width="0.925cm" svg:height="0.611cm" svg:x="11.761cm" svg:y="6.622cm">
          <draw:text-box>
            <text:p><text:span text:style-name="T7">use</text:span></text:p>
          </draw:text-box>
        </draw:frame>
        <draw:frame draw:style-name="gr11" draw:text-style-name="P8" draw:layer="layout" svg:width="2.809cm" svg:height="0.611cm" svg:x="8.962cm" svg:y="8.223cm">
          <draw:text-box>
            <text:p><text:span text:style-name="T7">mine / use / create</text:span></text:p>
          </draw:text-box>
        </draw:frame>
        <draw:frame draw:style-name="gr12" draw:text-style-name="P8" draw:layer="layout" svg:width="1.7cm" svg:height="0.611cm" svg:x="14.162cm" svg:y="10.523cm">
          <draw:text-box>
            <text:p><text:span text:style-name="T7">modeling</text:span></text:p>
          </draw:text-box>
        </draw:frame>
        <draw:frame draw:style-name="gr13" draw:text-style-name="P8" draw:layer="layout" svg:width="1.048cm" svg:height="0.611cm" svg:x="11.562cm" svg:y="12.424cm">
          <draw:text-box>
            <text:p><text:span text:style-name="T7">read</text:span></text:p>
          </draw:text-box>
        </draw:frame>
        <draw:frame draw:style-name="gr10" draw:text-style-name="P8" draw:layer="layout" svg:width="0.925cm" svg:height="0.611cm" svg:x="11.762cm" svg:y="5.323cm">
          <draw:text-box>
            <text:p><text:span text:style-name="T7">use</text:span></text:p>
          </draw:text-box>
        </draw:frame>
        <draw:rect draw:style-name="gr14" draw:text-style-name="P9" xml:id="id9" draw:id="id9" draw:layer="layout" svg:width="2.362cm" svg:height="1.524cm" svg:x="13.116cm" svg:y="5.064cm">
          <text:p text:style-name="P1"><text:span text:style-name="T8">Metrics</text:span></text:p>
        </draw:rect>
        <draw:connector draw:style-name="gr4" draw:text-style-name="P1" draw:layer="layout" draw:type="line" svg:x1="11.568cm" svg:y1="5.818cm" svg:x2="13.116cm" svg:y2="5.826cm" draw:start-shape="id4" draw:start-glue-point="1" draw:end-shape="id9" draw:end-glue-point="3" svg:d="M11568 5818l1548 8">
          <text:p/>
        </draw:connector>
        <draw:connector draw:style-name="gr4" draw:text-style-name="P1" draw:layer="layout" draw:type="line" svg:x1="14.31cm" svg:y1="11.249cm" svg:x2="14.308cm" svg:y2="10.052cm" draw:start-shape="id7" draw:start-glue-point="0" draw:end-shape="id6" draw:end-glue-point="2" svg:d="M14310 11249l-2-11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0:48:00</meta:creation-date>
    <dc:date>2015-09-16T12:11:31.14</dc:date>
    <dc:creator>Loc Nguyen</dc:creator>
    <meta:editing-duration>PT1H27M22S</meta:editing-duration>
    <meta:editing-cycles>41</meta:editing-cycles>
    <meta:generator>OpenOffice/4.1.1$Win32 OpenOffice.org_project/411m6$Build-9775</meta:generator>
    <meta:document-statistic meta:object-count="27"/>
  </office:meta>
</office:document-meta>
</file>